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Center" style:family="table-cell" style:display-name="Center"/>
  </office:automatic-styles>
  <office:body>
    <office:spreadsheet>
      <table:table table:name="constant">
        <table:table-row>
          <table:table-cell table:style-name="Center">
            <text:p>#B</text:p>
          </table:table-cell>
          <table:table-cell table:style-name="Center">
            <text:p>I(%)</text:p>
          </table:table-cell>
          <table:table-cell table:style-name="Center">
            <text:p>costo logístico</text:p>
          </table:table-cell>
          <table:table-cell table:style-name="Center">
            <text:p/>
          </table:table-cell>
          <table:table-cell table:style-name="Center">
            <text:p>costo financiero</text:p>
          </table:table-cell>
          <table:table-cell table:style-name="Center">
            <text:p/>
          </table:table-cell>
          <table:table-cell table:style-name="Center">
            <text:p>costo total</text:p>
          </table:table-cell>
          <table:table-cell table:style-name="Center">
            <text:p/>
          </table:table-cell>
          <table:table-cell table:style-name="Center">
            <text:p>costo logístico</text:p>
          </table:table-cell>
          <table:table-cell table:style-name="Center">
            <text:p/>
          </table:table-cell>
          <table:table-cell table:style-name="Center">
            <text:p>costo financiero</text:p>
          </table:table-cell>
          <table:table-cell table:style-name="Center">
            <text:p/>
          </table:table-cell>
          <table:table-cell table:style-name="Center">
            <text:p>costo total</text:p>
          </table:table-cell>
          <table:table-cell table:style-name="Center">
            <text:p/>
          </table:table-cell>
          <table:table-cell table:style-name="Center">
            <text:p>ganancia (%)</text:p>
          </table:table-cell>
          <table:table-cell table:style-name="Center">
            <text:p/>
          </table:table-cell>
        </table:table-row>
        <table:table-row>
          <table:table-cell>
            <text:p>1</text:p>
          </table:table-cell>
          <table:table-cell>
            <text:p>1.0</text:p>
          </table:table-cell>
          <table:table-cell>
            <text:p>0.47 ± 0.1</text:p>
          </table:table-cell>
          <table:table-cell>
            <text:p>1.5 ± 0.16</text:p>
          </table:table-cell>
          <table:table-cell>
            <text:p>2 ± 0.18</text:p>
          </table:table-cell>
          <table:table-cell>
            <text:p>0.51 ± 6E-16</text:p>
          </table:table-cell>
          <table:table-cell>
            <text:p>0.89 ± 0.048</text:p>
          </table:table-cell>
          <table:table-cell>
            <text:p>1.4 ± 0.048</text:p>
          </table:table-cell>
          <table:table-cell>
            <text:p>29.47 ± 6.90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0.47 ± 0.1</text:p>
          </table:table-cell>
          <table:table-cell>
            <text:p>3 ± 0.33</text:p>
          </table:table-cell>
          <table:table-cell>
            <text:p>3.5 ± 0.33</text:p>
          </table:table-cell>
          <table:table-cell>
            <text:p>0.94 ± 0.18</text:p>
          </table:table-cell>
          <table:table-cell>
            <text:p>1.3 ± 0.16</text:p>
          </table:table-cell>
          <table:table-cell>
            <text:p>2.2 ± 0.068</text:p>
          </table:table-cell>
          <table:table-cell>
            <text:p>36.32 ± 6.76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0.47 ± 0.1</text:p>
          </table:table-cell>
          <table:table-cell>
            <text:p>4.5 ± 0.49</text:p>
          </table:table-cell>
          <table:table-cell>
            <text:p>5 ± 0.48</text:p>
          </table:table-cell>
          <table:table-cell>
            <text:p>1 ± 0.1</text:p>
          </table:table-cell>
          <table:table-cell>
            <text:p>1.8 ± 0.12</text:p>
          </table:table-cell>
          <table:table-cell>
            <text:p>2.8 ± 0.093</text:p>
          </table:table-cell>
          <table:table-cell>
            <text:p>43.32 ± 6.43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0.47 ± 0.1</text:p>
          </table:table-cell>
          <table:table-cell>
            <text:p>6 ± 0.64</text:p>
          </table:table-cell>
          <table:table-cell>
            <text:p>6.5 ± 0.64</text:p>
          </table:table-cell>
          <table:table-cell>
            <text:p>1.4 ± 0.18</text:p>
          </table:table-cell>
          <table:table-cell>
            <text:p>1.9 ± 0.2</text:p>
          </table:table-cell>
          <table:table-cell>
            <text:p>3.3 ± 0.11</text:p>
          </table:table-cell>
          <table:table-cell>
            <text:p>48.21 ± 6.12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0.47 ± 0.1</text:p>
          </table:table-cell>
          <table:table-cell>
            <text:p>7.5 ± 0.8</text:p>
          </table:table-cell>
          <table:table-cell>
            <text:p>8 ± 0.8</text:p>
          </table:table-cell>
          <table:table-cell>
            <text:p>1.5 ± 0.078</text:p>
          </table:table-cell>
          <table:table-cell>
            <text:p>2.2 ± 0.13</text:p>
          </table:table-cell>
          <table:table-cell>
            <text:p>3.8 ± 0.13</text:p>
          </table:table-cell>
          <table:table-cell>
            <text:p>52.11 ± 5.82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0.47 ± 0.1</text:p>
          </table:table-cell>
          <table:table-cell>
            <text:p>9 ± 0.96</text:p>
          </table:table-cell>
          <table:table-cell>
            <text:p>9.4 ± 0.95</text:p>
          </table:table-cell>
          <table:table-cell>
            <text:p>1.8 ± 0.24</text:p>
          </table:table-cell>
          <table:table-cell>
            <text:p>2.4 ± 0.21</text:p>
          </table:table-cell>
          <table:table-cell>
            <text:p>4.2 ± 0.14</text:p>
          </table:table-cell>
          <table:table-cell>
            <text:p>55.03 ± 5.55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0.47 ± 0.1</text:p>
          </table:table-cell>
          <table:table-cell>
            <text:p>10 ± 1.1</text:p>
          </table:table-cell>
          <table:table-cell>
            <text:p>11 ± 1.1</text:p>
          </table:table-cell>
          <table:table-cell>
            <text:p>2 ± 0.15</text:p>
          </table:table-cell>
          <table:table-cell>
            <text:p>2.6 ± 0.16</text:p>
          </table:table-cell>
          <table:table-cell>
            <text:p>4.6 ± 0.15</text:p>
          </table:table-cell>
          <table:table-cell>
            <text:p>57.54 ± 5.27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0.47 ± 0.1</text:p>
          </table:table-cell>
          <table:table-cell>
            <text:p>12 ± 1.3</text:p>
          </table:table-cell>
          <table:table-cell>
            <text:p>12 ± 1.3</text:p>
          </table:table-cell>
          <table:table-cell>
            <text:p>2 ± 0.11</text:p>
          </table:table-cell>
          <table:table-cell>
            <text:p>2.9 ± 0.18</text:p>
          </table:table-cell>
          <table:table-cell>
            <text:p>4.9 ± 0.16</text:p>
          </table:table-cell>
          <table:table-cell>
            <text:p>59.58 ± 5.08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0.47 ± 0.1</text:p>
          </table:table-cell>
          <table:table-cell>
            <text:p>13 ± 1.4</text:p>
          </table:table-cell>
          <table:table-cell>
            <text:p>14 ± 1.4</text:p>
          </table:table-cell>
          <table:table-cell>
            <text:p>2.1 ± 0.14</text:p>
          </table:table-cell>
          <table:table-cell>
            <text:p>3.2 ± 0.19</text:p>
          </table:table-cell>
          <table:table-cell>
            <text:p>5.3 ± 0.18</text:p>
          </table:table-cell>
          <table:table-cell>
            <text:p>61.23 ± 4.92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0.47 ± 0.1</text:p>
          </table:table-cell>
          <table:table-cell>
            <text:p>15 ± 1.6</text:p>
          </table:table-cell>
          <table:table-cell>
            <text:p>15 ± 1.6</text:p>
          </table:table-cell>
          <table:table-cell>
            <text:p>2.2 ± 0.21</text:p>
          </table:table-cell>
          <table:table-cell>
            <text:p>3.4 ± 0.18</text:p>
          </table:table-cell>
          <table:table-cell>
            <text:p>5.6 ± 0.19</text:p>
          </table:table-cell>
          <table:table-cell>
            <text:p>62.60 ± 4.78 %</text:p>
          </table:table-cell>
        </table:table-row>
        <table:table-row>
          <table:table-cell>
            <text:p>1/2</text:p>
          </table:table-cell>
          <table:table-cell>
            <text:p>1.0</text:p>
          </table:table-cell>
          <table:table-cell>
            <text:p>1 ± 0.037</text:p>
          </table:table-cell>
          <table:table-cell>
            <text:p>0.78 ± 0.05</text:p>
          </table:table-cell>
          <table:table-cell>
            <text:p>1.8 ± 0.057</text:p>
          </table:table-cell>
          <table:table-cell>
            <text:p>1 ± 0.034</text:p>
          </table:table-cell>
          <table:table-cell>
            <text:p>0.61 ± 0.038</text:p>
          </table:table-cell>
          <table:table-cell>
            <text:p>1.6 ± 0.037</text:p>
          </table:table-cell>
          <table:table-cell>
            <text:p>9.42 ± 2.55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1 ± 0.037</text:p>
          </table:table-cell>
          <table:table-cell>
            <text:p>1.6 ± 0.099</text:p>
          </table:table-cell>
          <table:table-cell>
            <text:p>2.6 ± 0.1</text:p>
          </table:table-cell>
          <table:table-cell>
            <text:p>1 ± 1E-15</text:p>
          </table:table-cell>
          <table:table-cell>
            <text:p>1.2 ± 0.068</text:p>
          </table:table-cell>
          <table:table-cell>
            <text:p>2.2 ± 0.068</text:p>
          </table:table-cell>
          <table:table-cell>
            <text:p>13.31 ± 3.28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1 ± 0.037</text:p>
          </table:table-cell>
          <table:table-cell>
            <text:p>2.3 ± 0.15</text:p>
          </table:table-cell>
          <table:table-cell>
            <text:p>3.3 ± 0.15</text:p>
          </table:table-cell>
          <table:table-cell>
            <text:p>1.1 ± 0.15</text:p>
          </table:table-cell>
          <table:table-cell>
            <text:p>1.8 ± 0.15</text:p>
          </table:table-cell>
          <table:table-cell>
            <text:p>2.8 ± 0.098</text:p>
          </table:table-cell>
          <table:table-cell>
            <text:p>15.51 ± 3.71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1 ± 0.037</text:p>
          </table:table-cell>
          <table:table-cell>
            <text:p>3.1 ± 0.2</text:p>
          </table:table-cell>
          <table:table-cell>
            <text:p>4.1 ± 0.19</text:p>
          </table:table-cell>
          <table:table-cell>
            <text:p>1.5 ± 0.18</text:p>
          </table:table-cell>
          <table:table-cell>
            <text:p>1.9 ± 0.19</text:p>
          </table:table-cell>
          <table:table-cell>
            <text:p>3.3 ± 0.11</text:p>
          </table:table-cell>
          <table:table-cell>
            <text:p>18.65 ± 4.04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1 ± 0.037</text:p>
          </table:table-cell>
          <table:table-cell>
            <text:p>3.8 ± 0.24</text:p>
          </table:table-cell>
          <table:table-cell>
            <text:p>4.9 ± 0.24</text:p>
          </table:table-cell>
          <table:table-cell>
            <text:p>1.6 ± 0.093</text:p>
          </table:table-cell>
          <table:table-cell>
            <text:p>2.2 ± 0.13</text:p>
          </table:table-cell>
          <table:table-cell>
            <text:p>3.8 ± 0.13</text:p>
          </table:table-cell>
          <table:table-cell>
            <text:p>22.08 ± 4.05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1 ± 0.037</text:p>
          </table:table-cell>
          <table:table-cell>
            <text:p>4.6 ± 0.29</text:p>
          </table:table-cell>
          <table:table-cell>
            <text:p>5.6 ± 0.29</text:p>
          </table:table-cell>
          <table:table-cell>
            <text:p>1.8 ± 0.24</text:p>
          </table:table-cell>
          <table:table-cell>
            <text:p>2.4 ± 0.21</text:p>
          </table:table-cell>
          <table:table-cell>
            <text:p>4.2 ± 0.14</text:p>
          </table:table-cell>
          <table:table-cell>
            <text:p>25.02 ± 3.94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1 ± 0.037</text:p>
          </table:table-cell>
          <table:table-cell>
            <text:p>5.3 ± 0.34</text:p>
          </table:table-cell>
          <table:table-cell>
            <text:p>6.3 ± 0.33</text:p>
          </table:table-cell>
          <table:table-cell>
            <text:p>2 ± 0.15</text:p>
          </table:table-cell>
          <table:table-cell>
            <text:p>2.6 ± 0.16</text:p>
          </table:table-cell>
          <table:table-cell>
            <text:p>4.6 ± 0.15</text:p>
          </table:table-cell>
          <table:table-cell>
            <text:p>27.88 ± 3.85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1 ± 0.037</text:p>
          </table:table-cell>
          <table:table-cell>
            <text:p>6.1 ± 0.38</text:p>
          </table:table-cell>
          <table:table-cell>
            <text:p>7.1 ± 0.38</text:p>
          </table:table-cell>
          <table:table-cell>
            <text:p>2 ± 0.11</text:p>
          </table:table-cell>
          <table:table-cell>
            <text:p>2.9 ± 0.18</text:p>
          </table:table-cell>
          <table:table-cell>
            <text:p>4.9 ± 0.16</text:p>
          </table:table-cell>
          <table:table-cell>
            <text:p>30.38 ± 3.82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1 ± 0.037</text:p>
          </table:table-cell>
          <table:table-cell>
            <text:p>6.8 ± 0.43</text:p>
          </table:table-cell>
          <table:table-cell>
            <text:p>7.8 ± 0.43</text:p>
          </table:table-cell>
          <table:table-cell>
            <text:p>2.1 ± 0.14</text:p>
          </table:table-cell>
          <table:table-cell>
            <text:p>3.2 ± 0.19</text:p>
          </table:table-cell>
          <table:table-cell>
            <text:p>5.3 ± 0.18</text:p>
          </table:table-cell>
          <table:table-cell>
            <text:p>32.46 ± 3.77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1 ± 0.037</text:p>
          </table:table-cell>
          <table:table-cell>
            <text:p>7.5 ± 0.48</text:p>
          </table:table-cell>
          <table:table-cell>
            <text:p>8.5 ± 0.47</text:p>
          </table:table-cell>
          <table:table-cell>
            <text:p>2.2 ± 0.21</text:p>
          </table:table-cell>
          <table:table-cell>
            <text:p>3.4 ± 0.18</text:p>
          </table:table-cell>
          <table:table-cell>
            <text:p>5.6 ± 0.19</text:p>
          </table:table-cell>
          <table:table-cell>
            <text:p>34.25 ± 3.72 %</text:p>
          </table:table-cell>
        </table:table-row>
        <table:table-row>
          <table:table-cell>
            <text:p>1/3</text:p>
          </table:table-cell>
          <table:table-cell>
            <text:p>1.0</text:p>
          </table:table-cell>
          <table:table-cell>
            <text:p>1.7 ± 0.18</text:p>
          </table:table-cell>
          <table:table-cell>
            <text:p>0.58 ± 0.043</text:p>
          </table:table-cell>
          <table:table-cell>
            <text:p>2.3 ± 0.18</text:p>
          </table:table-cell>
          <table:table-cell>
            <text:p>1.7 ± 0.18</text:p>
          </table:table-cell>
          <table:table-cell>
            <text:p>0.46 ± 0.038</text:p>
          </table:table-cell>
          <table:table-cell>
            <text:p>2.2 ± 0.16</text:p>
          </table:table-cell>
          <table:table-cell>
            <text:p>5.10 ± 1.81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1.7 ± 0.18</text:p>
          </table:table-cell>
          <table:table-cell>
            <text:p>1.1 ± 0.086</text:p>
          </table:table-cell>
          <table:table-cell>
            <text:p>2.8 ± 0.19</text:p>
          </table:table-cell>
          <table:table-cell>
            <text:p>1.7 ± 0.19</text:p>
          </table:table-cell>
          <table:table-cell>
            <text:p>0.91 ± 0.08</text:p>
          </table:table-cell>
          <table:table-cell>
            <text:p>2.6 ± 0.15</text:p>
          </table:table-cell>
          <table:table-cell>
            <text:p>8.17 ± 2.87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1.7 ± 0.18</text:p>
          </table:table-cell>
          <table:table-cell>
            <text:p>1.7 ± 0.13</text:p>
          </table:table-cell>
          <table:table-cell>
            <text:p>3.4 ± 0.21</text:p>
          </table:table-cell>
          <table:table-cell>
            <text:p>1.7 ± 0.21</text:p>
          </table:table-cell>
          <table:table-cell>
            <text:p>1.3 ± 0.13</text:p>
          </table:table-cell>
          <table:table-cell>
            <text:p>3 ± 0.13</text:p>
          </table:table-cell>
          <table:table-cell>
            <text:p>10.42 ± 3.59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1.7 ± 0.18</text:p>
          </table:table-cell>
          <table:table-cell>
            <text:p>2.3 ± 0.17</text:p>
          </table:table-cell>
          <table:table-cell>
            <text:p>4 ± 0.23</text:p>
          </table:table-cell>
          <table:table-cell>
            <text:p>1.8 ± 0.21</text:p>
          </table:table-cell>
          <table:table-cell>
            <text:p>1.6 ± 0.16</text:p>
          </table:table-cell>
          <table:table-cell>
            <text:p>3.5 ± 0.12</text:p>
          </table:table-cell>
          <table:table-cell>
            <text:p>12.48 ± 4.08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1.7 ± 0.18</text:p>
          </table:table-cell>
          <table:table-cell>
            <text:p>2.8 ± 0.21</text:p>
          </table:table-cell>
          <table:table-cell>
            <text:p>4.5 ± 0.26</text:p>
          </table:table-cell>
          <table:table-cell>
            <text:p>1.9 ± 0.17</text:p>
          </table:table-cell>
          <table:table-cell>
            <text:p>1.9 ± 0.15</text:p>
          </table:table-cell>
          <table:table-cell>
            <text:p>3.9 ± 0.12</text:p>
          </table:table-cell>
          <table:table-cell>
            <text:p>14.59 ± 4.35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1.7 ± 0.18</text:p>
          </table:table-cell>
          <table:table-cell>
            <text:p>3.4 ± 0.25</text:p>
          </table:table-cell>
          <table:table-cell>
            <text:p>5.1 ± 0.29</text:p>
          </table:table-cell>
          <table:table-cell>
            <text:p>2 ± 0.12</text:p>
          </table:table-cell>
          <table:table-cell>
            <text:p>2.2 ± 0.14</text:p>
          </table:table-cell>
          <table:table-cell>
            <text:p>4.2 ± 0.13</text:p>
          </table:table-cell>
          <table:table-cell>
            <text:p>16.63 ± 4.39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1.7 ± 0.18</text:p>
          </table:table-cell>
          <table:table-cell>
            <text:p>3.9 ± 0.29</text:p>
          </table:table-cell>
          <table:table-cell>
            <text:p>5.6 ± 0.33</text:p>
          </table:table-cell>
          <table:table-cell>
            <text:p>2 ± 0.085</text:p>
          </table:table-cell>
          <table:table-cell>
            <text:p>2.6 ± 0.15</text:p>
          </table:table-cell>
          <table:table-cell>
            <text:p>4.6 ± 0.15</text:p>
          </table:table-cell>
          <table:table-cell>
            <text:p>18.37 ± 4.40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1.7 ± 0.18</text:p>
          </table:table-cell>
          <table:table-cell>
            <text:p>4.5 ± 0.33</text:p>
          </table:table-cell>
          <table:table-cell>
            <text:p>6.2 ± 0.36</text:p>
          </table:table-cell>
          <table:table-cell>
            <text:p>2.1 ± 0.11</text:p>
          </table:table-cell>
          <table:table-cell>
            <text:p>2.9 ± 0.17</text:p>
          </table:table-cell>
          <table:table-cell>
            <text:p>4.9 ± 0.17</text:p>
          </table:table-cell>
          <table:table-cell>
            <text:p>19.83 ± 4.46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1.7 ± 0.18</text:p>
          </table:table-cell>
          <table:table-cell>
            <text:p>5 ± 0.37</text:p>
          </table:table-cell>
          <table:table-cell>
            <text:p>6.7 ± 0.4</text:p>
          </table:table-cell>
          <table:table-cell>
            <text:p>2.1 ± 0.16</text:p>
          </table:table-cell>
          <table:table-cell>
            <text:p>3.2 ± 0.19</text:p>
          </table:table-cell>
          <table:table-cell>
            <text:p>5.3 ± 0.18</text:p>
          </table:table-cell>
          <table:table-cell>
            <text:p>21.12 ± 4.52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1.7 ± 0.18</text:p>
          </table:table-cell>
          <table:table-cell>
            <text:p>5.5 ± 0.41</text:p>
          </table:table-cell>
          <table:table-cell>
            <text:p>7.2 ± 0.43</text:p>
          </table:table-cell>
          <table:table-cell>
            <text:p>2.2 ± 0.22</text:p>
          </table:table-cell>
          <table:table-cell>
            <text:p>3.4 ± 0.19</text:p>
          </table:table-cell>
          <table:table-cell>
            <text:p>5.6 ± 0.19</text:p>
          </table:table-cell>
          <table:table-cell>
            <text:p>22.31 ± 4.55 %</text:p>
          </table:table-cell>
        </table:table-row>
        <table:table-row>
          <table:table-cell>
            <text:p>1/4</text:p>
          </table:table-cell>
          <table:table-cell>
            <text:p>1.0</text:p>
          </table:table-cell>
          <table:table-cell>
            <text:p>2.5 ± 0.22</text:p>
          </table:table-cell>
          <table:table-cell>
            <text:p>0.43 ± 0.028</text:p>
          </table:table-cell>
          <table:table-cell>
            <text:p>2.9 ± 0.22</text:p>
          </table:table-cell>
          <table:table-cell>
            <text:p>2.5 ± 0.22</text:p>
          </table:table-cell>
          <table:table-cell>
            <text:p>0.35 ± 0.017</text:p>
          </table:table-cell>
          <table:table-cell>
            <text:p>2.8 ± 0.21</text:p>
          </table:table-cell>
          <table:table-cell>
            <text:p>2.95 ± 0.87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2.5 ± 0.22</text:p>
          </table:table-cell>
          <table:table-cell>
            <text:p>0.86 ± 0.057</text:p>
          </table:table-cell>
          <table:table-cell>
            <text:p>3.3 ± 0.23</text:p>
          </table:table-cell>
          <table:table-cell>
            <text:p>2.5 ± 0.22</text:p>
          </table:table-cell>
          <table:table-cell>
            <text:p>0.69 ± 0.034</text:p>
          </table:table-cell>
          <table:table-cell>
            <text:p>3.2 ± 0.21</text:p>
          </table:table-cell>
          <table:table-cell>
            <text:p>5.11 ± 1.47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2.5 ± 0.22</text:p>
          </table:table-cell>
          <table:table-cell>
            <text:p>1.3 ± 0.085</text:p>
          </table:table-cell>
          <table:table-cell>
            <text:p>3.8 ± 0.24</text:p>
          </table:table-cell>
          <table:table-cell>
            <text:p>2.5 ± 0.22</text:p>
          </table:table-cell>
          <table:table-cell>
            <text:p>1 ± 0.051</text:p>
          </table:table-cell>
          <table:table-cell>
            <text:p>3.5 ± 0.2</text:p>
          </table:table-cell>
          <table:table-cell>
            <text:p>6.78 ± 1.91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2.5 ± 0.22</text:p>
          </table:table-cell>
          <table:table-cell>
            <text:p>1.7 ± 0.11</text:p>
          </table:table-cell>
          <table:table-cell>
            <text:p>4.2 ± 0.26</text:p>
          </table:table-cell>
          <table:table-cell>
            <text:p>2.5 ± 0.21</text:p>
          </table:table-cell>
          <table:table-cell>
            <text:p>1.4 ± 0.071</text:p>
          </table:table-cell>
          <table:table-cell>
            <text:p>3.8 ± 0.2</text:p>
          </table:table-cell>
          <table:table-cell>
            <text:p>8.12 ± 2.26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2.5 ± 0.22</text:p>
          </table:table-cell>
          <table:table-cell>
            <text:p>2.1 ± 0.14</text:p>
          </table:table-cell>
          <table:table-cell>
            <text:p>4.6 ± 0.27</text:p>
          </table:table-cell>
          <table:table-cell>
            <text:p>2.5 ± 0.22</text:p>
          </table:table-cell>
          <table:table-cell>
            <text:p>1.7 ± 0.09</text:p>
          </table:table-cell>
          <table:table-cell>
            <text:p>4.2 ± 0.2</text:p>
          </table:table-cell>
          <table:table-cell>
            <text:p>9.26 ± 2.52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2.5 ± 0.22</text:p>
          </table:table-cell>
          <table:table-cell>
            <text:p>2.5 ± 0.17</text:p>
          </table:table-cell>
          <table:table-cell>
            <text:p>5 ± 0.29</text:p>
          </table:table-cell>
          <table:table-cell>
            <text:p>2.5 ± 0.21</text:p>
          </table:table-cell>
          <table:table-cell>
            <text:p>2 ± 0.11</text:p>
          </table:table-cell>
          <table:table-cell>
            <text:p>4.5 ± 0.2</text:p>
          </table:table-cell>
          <table:table-cell>
            <text:p>10.27 ± 2.73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2.5 ± 0.22</text:p>
          </table:table-cell>
          <table:table-cell>
            <text:p>3 ± 0.19</text:p>
          </table:table-cell>
          <table:table-cell>
            <text:p>5.4 ± 0.31</text:p>
          </table:table-cell>
          <table:table-cell>
            <text:p>2.6 ± 0.22</text:p>
          </table:table-cell>
          <table:table-cell>
            <text:p>2.3 ± 0.13</text:p>
          </table:table-cell>
          <table:table-cell>
            <text:p>4.8 ± 0.2</text:p>
          </table:table-cell>
          <table:table-cell>
            <text:p>11.18 ± 2.90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2.5 ± 0.22</text:p>
          </table:table-cell>
          <table:table-cell>
            <text:p>3.4 ± 0.22</text:p>
          </table:table-cell>
          <table:table-cell>
            <text:p>5.8 ± 0.33</text:p>
          </table:table-cell>
          <table:table-cell>
            <text:p>2.6 ± 0.24</text:p>
          </table:table-cell>
          <table:table-cell>
            <text:p>2.6 ± 0.15</text:p>
          </table:table-cell>
          <table:table-cell>
            <text:p>5.1 ± 0.2</text:p>
          </table:table-cell>
          <table:table-cell>
            <text:p>12.03 ± 3.09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2.5 ± 0.22</text:p>
          </table:table-cell>
          <table:table-cell>
            <text:p>3.8 ± 0.25</text:p>
          </table:table-cell>
          <table:table-cell>
            <text:p>6.2 ± 0.35</text:p>
          </table:table-cell>
          <table:table-cell>
            <text:p>2.6 ± 0.25</text:p>
          </table:table-cell>
          <table:table-cell>
            <text:p>2.8 ± 0.16</text:p>
          </table:table-cell>
          <table:table-cell>
            <text:p>5.4 ± 0.2</text:p>
          </table:table-cell>
          <table:table-cell>
            <text:p>12.80 ± 3.27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2.5 ± 0.22</text:p>
          </table:table-cell>
          <table:table-cell>
            <text:p>4.2 ± 0.27</text:p>
          </table:table-cell>
          <table:table-cell>
            <text:p>6.6 ± 0.37</text:p>
          </table:table-cell>
          <table:table-cell>
            <text:p>2.7 ± 0.25</text:p>
          </table:table-cell>
          <table:table-cell>
            <text:p>3.1 ± 0.19</text:p>
          </table:table-cell>
          <table:table-cell>
            <text:p>5.7 ± 0.21</text:p>
          </table:table-cell>
          <table:table-cell>
            <text:p>13.55 ± 3.43 %</text:p>
          </table:table-cell>
        </table:table-row>
      </table:table>
      <table:table table:name="V">
        <table:table-row>
          <table:table-cell table:style-name="Center">
            <text:p>#B</text:p>
          </table:table-cell>
          <table:table-cell table:style-name="Center">
            <text:p>I(%)</text:p>
          </table:table-cell>
          <table:table-cell table:style-name="Center">
            <text:p>costo logístico</text:p>
          </table:table-cell>
          <table:table-cell table:style-name="Center">
            <text:p/>
          </table:table-cell>
          <table:table-cell table:style-name="Center">
            <text:p>costo financiero</text:p>
          </table:table-cell>
          <table:table-cell table:style-name="Center">
            <text:p/>
          </table:table-cell>
          <table:table-cell table:style-name="Center">
            <text:p>costo total</text:p>
          </table:table-cell>
          <table:table-cell table:style-name="Center">
            <text:p/>
          </table:table-cell>
          <table:table-cell table:style-name="Center">
            <text:p>costo logístico</text:p>
          </table:table-cell>
          <table:table-cell table:style-name="Center">
            <text:p/>
          </table:table-cell>
          <table:table-cell table:style-name="Center">
            <text:p>costo financiero</text:p>
          </table:table-cell>
          <table:table-cell table:style-name="Center">
            <text:p/>
          </table:table-cell>
          <table:table-cell table:style-name="Center">
            <text:p>costo total</text:p>
          </table:table-cell>
          <table:table-cell table:style-name="Center">
            <text:p/>
          </table:table-cell>
          <table:table-cell table:style-name="Center">
            <text:p>ganancia (%)</text:p>
          </table:table-cell>
          <table:table-cell table:style-name="Center">
            <text:p/>
          </table:table-cell>
        </table:table-row>
        <table:table-row>
          <table:table-cell>
            <text:p>1</text:p>
          </table:table-cell>
          <table:table-cell>
            <text:p>1.0</text:p>
          </table:table-cell>
          <table:table-cell>
            <text:p>0.47 ± 0.088</text:p>
          </table:table-cell>
          <table:table-cell>
            <text:p>1.6 ± 0.15</text:p>
          </table:table-cell>
          <table:table-cell>
            <text:p>2.1 ± 0.17</text:p>
          </table:table-cell>
          <table:table-cell>
            <text:p>0.51 ± 5.8E-16</text:p>
          </table:table-cell>
          <table:table-cell>
            <text:p>0.88 ± 0.032</text:p>
          </table:table-cell>
          <table:table-cell>
            <text:p>1.4 ± 0.032</text:p>
          </table:table-cell>
          <table:table-cell>
            <text:p>32.27 ± 5.87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0.47 ± 0.088</text:p>
          </table:table-cell>
          <table:table-cell>
            <text:p>3.2 ± 0.31</text:p>
          </table:table-cell>
          <table:table-cell>
            <text:p>3.6 ± 0.31</text:p>
          </table:table-cell>
          <table:table-cell>
            <text:p>1 ± 0.081</text:p>
          </table:table-cell>
          <table:table-cell>
            <text:p>1.2 ± 0.078</text:p>
          </table:table-cell>
          <table:table-cell>
            <text:p>2.2 ± 0.044</text:p>
          </table:table-cell>
          <table:table-cell>
            <text:p>39.43 ± 5.69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0.47 ± 0.088</text:p>
          </table:table-cell>
          <table:table-cell>
            <text:p>4.7 ± 0.46</text:p>
          </table:table-cell>
          <table:table-cell>
            <text:p>5.2 ± 0.46</text:p>
          </table:table-cell>
          <table:table-cell>
            <text:p>1 ± 1.2E-15</text:p>
          </table:table-cell>
          <table:table-cell>
            <text:p>1.7 ± 0.064</text:p>
          </table:table-cell>
          <table:table-cell>
            <text:p>2.8 ± 0.064</text:p>
          </table:table-cell>
          <table:table-cell>
            <text:p>46.43 ± 5.35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0.47 ± 0.088</text:p>
          </table:table-cell>
          <table:table-cell>
            <text:p>6.3 ± 0.61</text:p>
          </table:table-cell>
          <table:table-cell>
            <text:p>6.7 ± 0.61</text:p>
          </table:table-cell>
          <table:table-cell>
            <text:p>1.3 ± 0.25</text:p>
          </table:table-cell>
          <table:table-cell>
            <text:p>2 ± 0.22</text:p>
          </table:table-cell>
          <table:table-cell>
            <text:p>3.3 ± 0.073</text:p>
          </table:table-cell>
          <table:table-cell>
            <text:p>50.50 ± 5.09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0.47 ± 0.088</text:p>
          </table:table-cell>
          <table:table-cell>
            <text:p>7.8 ± 0.75</text:p>
          </table:table-cell>
          <table:table-cell>
            <text:p>8.3 ± 0.75</text:p>
          </table:table-cell>
          <table:table-cell>
            <text:p>1.5 ± 0.052</text:p>
          </table:table-cell>
          <table:table-cell>
            <text:p>2.2 ± 0.1</text:p>
          </table:table-cell>
          <table:table-cell>
            <text:p>3.8 ± 0.082</text:p>
          </table:table-cell>
          <table:table-cell>
            <text:p>54.18 ± 4.82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0.47 ± 0.088</text:p>
          </table:table-cell>
          <table:table-cell>
            <text:p>9.3 ± 0.9</text:p>
          </table:table-cell>
          <table:table-cell>
            <text:p>9.8 ± 0.9</text:p>
          </table:table-cell>
          <table:table-cell>
            <text:p>1.7 ± 0.24</text:p>
          </table:table-cell>
          <table:table-cell>
            <text:p>2.5 ± 0.23</text:p>
          </table:table-cell>
          <table:table-cell>
            <text:p>4.2 ± 0.09</text:p>
          </table:table-cell>
          <table:table-cell>
            <text:p>56.93 ± 4.58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0.47 ± 0.088</text:p>
          </table:table-cell>
          <table:table-cell>
            <text:p>11 ± 1</text:p>
          </table:table-cell>
          <table:table-cell>
            <text:p>11 ± 1</text:p>
          </table:table-cell>
          <table:table-cell>
            <text:p>2 ± 0.15</text:p>
          </table:table-cell>
          <table:table-cell>
            <text:p>2.6 ± 0.17</text:p>
          </table:table-cell>
          <table:table-cell>
            <text:p>4.5 ± 0.096</text:p>
          </table:table-cell>
          <table:table-cell>
            <text:p>59.30 ± 4.37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0.47 ± 0.088</text:p>
          </table:table-cell>
          <table:table-cell>
            <text:p>12 ± 1.2</text:p>
          </table:table-cell>
          <table:table-cell>
            <text:p>13 ± 1.2</text:p>
          </table:table-cell>
          <table:table-cell>
            <text:p>2 ± 0.037</text:p>
          </table:table-cell>
          <table:table-cell>
            <text:p>2.9 ± 0.12</text:p>
          </table:table-cell>
          <table:table-cell>
            <text:p>4.9 ± 0.11</text:p>
          </table:table-cell>
          <table:table-cell>
            <text:p>61.29 ± 4.21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0.47 ± 0.088</text:p>
          </table:table-cell>
          <table:table-cell>
            <text:p>14 ± 1.3</text:p>
          </table:table-cell>
          <table:table-cell>
            <text:p>14 ± 1.3</text:p>
          </table:table-cell>
          <table:table-cell>
            <text:p>2 ± 0.052</text:p>
          </table:table-cell>
          <table:table-cell>
            <text:p>3.2 ± 0.12</text:p>
          </table:table-cell>
          <table:table-cell>
            <text:p>5.2 ± 0.12</text:p>
          </table:table-cell>
          <table:table-cell>
            <text:p>62.86 ± 4.08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0.47 ± 0.088</text:p>
          </table:table-cell>
          <table:table-cell>
            <text:p>15 ± 1.5</text:p>
          </table:table-cell>
          <table:table-cell>
            <text:p>16 ± 1.5</text:p>
          </table:table-cell>
          <table:table-cell>
            <text:p>2.1 ± 0.19</text:p>
          </table:table-cell>
          <table:table-cell>
            <text:p>3.4 ± 0.18</text:p>
          </table:table-cell>
          <table:table-cell>
            <text:p>5.6 ± 0.13</text:p>
          </table:table-cell>
          <table:table-cell>
            <text:p>64.16 ± 3.95 %</text:p>
          </table:table-cell>
        </table:table-row>
        <table:table-row>
          <table:table-cell>
            <text:p>1/2</text:p>
          </table:table-cell>
          <table:table-cell>
            <text:p>1.0</text:p>
          </table:table-cell>
          <table:table-cell>
            <text:p>1 ± 0.043</text:p>
          </table:table-cell>
          <table:table-cell>
            <text:p>0.8 ± 0.041</text:p>
          </table:table-cell>
          <table:table-cell>
            <text:p>1.8 ± 0.054</text:p>
          </table:table-cell>
          <table:table-cell>
            <text:p>1 ± 0.042</text:p>
          </table:table-cell>
          <table:table-cell>
            <text:p>0.59 ± 0.028</text:p>
          </table:table-cell>
          <table:table-cell>
            <text:p>1.6 ± 0.031</text:p>
          </table:table-cell>
          <table:table-cell>
            <text:p>11.56 ± 2.36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1 ± 0.043</text:p>
          </table:table-cell>
          <table:table-cell>
            <text:p>1.6 ± 0.082</text:p>
          </table:table-cell>
          <table:table-cell>
            <text:p>2.6 ± 0.086</text:p>
          </table:table-cell>
          <table:table-cell>
            <text:p>1 ± 9.7E-16</text:p>
          </table:table-cell>
          <table:table-cell>
            <text:p>1.2 ± 0.044</text:p>
          </table:table-cell>
          <table:table-cell>
            <text:p>2.2 ± 0.044</text:p>
          </table:table-cell>
          <table:table-cell>
            <text:p>16.09 ± 3.10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1 ± 0.043</text:p>
          </table:table-cell>
          <table:table-cell>
            <text:p>2.4 ± 0.12</text:p>
          </table:table-cell>
          <table:table-cell>
            <text:p>3.4 ± 0.12</text:p>
          </table:table-cell>
          <table:table-cell>
            <text:p>1 ± 0.015</text:p>
          </table:table-cell>
          <table:table-cell>
            <text:p>1.7 ± 0.067</text:p>
          </table:table-cell>
          <table:table-cell>
            <text:p>2.8 ± 0.065</text:p>
          </table:table-cell>
          <table:table-cell>
            <text:p>18.55 ± 3.47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1 ± 0.043</text:p>
          </table:table-cell>
          <table:table-cell>
            <text:p>3.2 ± 0.16</text:p>
          </table:table-cell>
          <table:table-cell>
            <text:p>4.2 ± 0.16</text:p>
          </table:table-cell>
          <table:table-cell>
            <text:p>1.3 ± 0.24</text:p>
          </table:table-cell>
          <table:table-cell>
            <text:p>2 ± 0.22</text:p>
          </table:table-cell>
          <table:table-cell>
            <text:p>3.3 ± 0.073</text:p>
          </table:table-cell>
          <table:table-cell>
            <text:p>20.67 ± 3.52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1 ± 0.043</text:p>
          </table:table-cell>
          <table:table-cell>
            <text:p>3.9 ± 0.2</text:p>
          </table:table-cell>
          <table:table-cell>
            <text:p>4.9 ± 0.2</text:p>
          </table:table-cell>
          <table:table-cell>
            <text:p>1.5 ± 0.052</text:p>
          </table:table-cell>
          <table:table-cell>
            <text:p>2.2 ± 0.1</text:p>
          </table:table-cell>
          <table:table-cell>
            <text:p>3.8 ± 0.082</text:p>
          </table:table-cell>
          <table:table-cell>
            <text:p>23.97 ± 3.60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1 ± 0.043</text:p>
          </table:table-cell>
          <table:table-cell>
            <text:p>4.7 ± 0.24</text:p>
          </table:table-cell>
          <table:table-cell>
            <text:p>5.7 ± 0.24</text:p>
          </table:table-cell>
          <table:table-cell>
            <text:p>1.7 ± 0.24</text:p>
          </table:table-cell>
          <table:table-cell>
            <text:p>2.5 ± 0.23</text:p>
          </table:table-cell>
          <table:table-cell>
            <text:p>4.2 ± 0.09</text:p>
          </table:table-cell>
          <table:table-cell>
            <text:p>26.76 ± 3.54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1 ± 0.043</text:p>
          </table:table-cell>
          <table:table-cell>
            <text:p>5.4 ± 0.28</text:p>
          </table:table-cell>
          <table:table-cell>
            <text:p>6.5 ± 0.28</text:p>
          </table:table-cell>
          <table:table-cell>
            <text:p>2 ± 0.15</text:p>
          </table:table-cell>
          <table:table-cell>
            <text:p>2.6 ± 0.17</text:p>
          </table:table-cell>
          <table:table-cell>
            <text:p>4.5 ± 0.096</text:p>
          </table:table-cell>
          <table:table-cell>
            <text:p>29.53 ± 3.40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1 ± 0.043</text:p>
          </table:table-cell>
          <table:table-cell>
            <text:p>6.2 ± 0.32</text:p>
          </table:table-cell>
          <table:table-cell>
            <text:p>7.2 ± 0.31</text:p>
          </table:table-cell>
          <table:table-cell>
            <text:p>2 ± 0.037</text:p>
          </table:table-cell>
          <table:table-cell>
            <text:p>2.9 ± 0.12</text:p>
          </table:table-cell>
          <table:table-cell>
            <text:p>4.9 ± 0.11</text:p>
          </table:table-cell>
          <table:table-cell>
            <text:p>32.02 ± 3.37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1 ± 0.043</text:p>
          </table:table-cell>
          <table:table-cell>
            <text:p>6.9 ± 0.36</text:p>
          </table:table-cell>
          <table:table-cell>
            <text:p>8 ± 0.35</text:p>
          </table:table-cell>
          <table:table-cell>
            <text:p>2 ± 0.052</text:p>
          </table:table-cell>
          <table:table-cell>
            <text:p>3.2 ± 0.12</text:p>
          </table:table-cell>
          <table:table-cell>
            <text:p>5.2 ± 0.12</text:p>
          </table:table-cell>
          <table:table-cell>
            <text:p>34.06 ± 3.35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1 ± 0.043</text:p>
          </table:table-cell>
          <table:table-cell>
            <text:p>7.7 ± 0.39</text:p>
          </table:table-cell>
          <table:table-cell>
            <text:p>8.7 ± 0.39</text:p>
          </table:table-cell>
          <table:table-cell>
            <text:p>2.1 ± 0.19</text:p>
          </table:table-cell>
          <table:table-cell>
            <text:p>3.4 ± 0.18</text:p>
          </table:table-cell>
          <table:table-cell>
            <text:p>5.6 ± 0.13</text:p>
          </table:table-cell>
          <table:table-cell>
            <text:p>35.78 ± 3.31 %</text:p>
          </table:table-cell>
        </table:table-row>
        <table:table-row>
          <table:table-cell>
            <text:p>1/3</text:p>
          </table:table-cell>
          <table:table-cell>
            <text:p>1.0</text:p>
          </table:table-cell>
          <table:table-cell>
            <text:p>1.6 ± 0.08</text:p>
          </table:table-cell>
          <table:table-cell>
            <text:p>0.57 ± 0.037</text:p>
          </table:table-cell>
          <table:table-cell>
            <text:p>2.1 ± 0.084</text:p>
          </table:table-cell>
          <table:table-cell>
            <text:p>1.6 ± 0.08</text:p>
          </table:table-cell>
          <table:table-cell>
            <text:p>0.48 ± 0.03</text:p>
          </table:table-cell>
          <table:table-cell>
            <text:p>2 ± 0.08</text:p>
          </table:table-cell>
          <table:table-cell>
            <text:p>4.40 ± 1.68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1.6 ± 0.08</text:p>
          </table:table-cell>
          <table:table-cell>
            <text:p>1.1 ± 0.074</text:p>
          </table:table-cell>
          <table:table-cell>
            <text:p>2.7 ± 0.1</text:p>
          </table:table-cell>
          <table:table-cell>
            <text:p>1.6 ± 0.082</text:p>
          </table:table-cell>
          <table:table-cell>
            <text:p>0.94 ± 0.06</text:p>
          </table:table-cell>
          <table:table-cell>
            <text:p>2.5 ± 0.089</text:p>
          </table:table-cell>
          <table:table-cell>
            <text:p>6.91 ± 2.58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1.6 ± 0.08</text:p>
          </table:table-cell>
          <table:table-cell>
            <text:p>1.7 ± 0.11</text:p>
          </table:table-cell>
          <table:table-cell>
            <text:p>3.2 ± 0.13</text:p>
          </table:table-cell>
          <table:table-cell>
            <text:p>1.6 ± 0.11</text:p>
          </table:table-cell>
          <table:table-cell>
            <text:p>1.4 ± 0.1</text:p>
          </table:table-cell>
          <table:table-cell>
            <text:p>3 ± 0.1</text:p>
          </table:table-cell>
          <table:table-cell>
            <text:p>8.71 ± 3.17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1.6 ± 0.08</text:p>
          </table:table-cell>
          <table:table-cell>
            <text:p>2.2 ± 0.15</text:p>
          </table:table-cell>
          <table:table-cell>
            <text:p>3.8 ± 0.16</text:p>
          </table:table-cell>
          <table:table-cell>
            <text:p>1.7 ± 0.2</text:p>
          </table:table-cell>
          <table:table-cell>
            <text:p>1.7 ± 0.15</text:p>
          </table:table-cell>
          <table:table-cell>
            <text:p>3.4 ± 0.11</text:p>
          </table:table-cell>
          <table:table-cell>
            <text:p>10.34 ± 3.51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1.6 ± 0.08</text:p>
          </table:table-cell>
          <table:table-cell>
            <text:p>2.8 ± 0.18</text:p>
          </table:table-cell>
          <table:table-cell>
            <text:p>4.3 ± 0.19</text:p>
          </table:table-cell>
          <table:table-cell>
            <text:p>1.8 ± 0.23</text:p>
          </table:table-cell>
          <table:table-cell>
            <text:p>2 ± 0.18</text:p>
          </table:table-cell>
          <table:table-cell>
            <text:p>3.8 ± 0.1</text:p>
          </table:table-cell>
          <table:table-cell>
            <text:p>12.29 ± 3.67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1.6 ± 0.08</text:p>
          </table:table-cell>
          <table:table-cell>
            <text:p>3.3 ± 0.22</text:p>
          </table:table-cell>
          <table:table-cell>
            <text:p>4.9 ± 0.22</text:p>
          </table:table-cell>
          <table:table-cell>
            <text:p>1.9 ± 0.22</text:p>
          </table:table-cell>
          <table:table-cell>
            <text:p>2.3 ± 0.2</text:p>
          </table:table-cell>
          <table:table-cell>
            <text:p>4.2 ± 0.095</text:p>
          </table:table-cell>
          <table:table-cell>
            <text:p>14.18 ± 3.77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1.6 ± 0.08</text:p>
          </table:table-cell>
          <table:table-cell>
            <text:p>3.9 ± 0.25</text:p>
          </table:table-cell>
          <table:table-cell>
            <text:p>5.4 ± 0.26</text:p>
          </table:table-cell>
          <table:table-cell>
            <text:p>2 ± 0.14</text:p>
          </table:table-cell>
          <table:table-cell>
            <text:p>2.6 ± 0.16</text:p>
          </table:table-cell>
          <table:table-cell>
            <text:p>4.6 ± 0.099</text:p>
          </table:table-cell>
          <table:table-cell>
            <text:p>15.94 ± 3.94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1.6 ± 0.08</text:p>
          </table:table-cell>
          <table:table-cell>
            <text:p>4.4 ± 0.29</text:p>
          </table:table-cell>
          <table:table-cell>
            <text:p>6 ± 0.29</text:p>
          </table:table-cell>
          <table:table-cell>
            <text:p>2 ± 0.054</text:p>
          </table:table-cell>
          <table:table-cell>
            <text:p>2.8 ± 0.11</text:p>
          </table:table-cell>
          <table:table-cell>
            <text:p>4.9 ± 0.11</text:p>
          </table:table-cell>
          <table:table-cell>
            <text:p>17.61 ± 4.04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1.6 ± 0.08</text:p>
          </table:table-cell>
          <table:table-cell>
            <text:p>4.9 ± 0.32</text:p>
          </table:table-cell>
          <table:table-cell>
            <text:p>6.5 ± 0.32</text:p>
          </table:table-cell>
          <table:table-cell>
            <text:p>2.1 ± 0.071</text:p>
          </table:table-cell>
          <table:table-cell>
            <text:p>3.2 ± 0.13</text:p>
          </table:table-cell>
          <table:table-cell>
            <text:p>5.2 ± 0.12</text:p>
          </table:table-cell>
          <table:table-cell>
            <text:p>19.03 ± 4.09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1.6 ± 0.08</text:p>
          </table:table-cell>
          <table:table-cell>
            <text:p>5.5 ± 0.36</text:p>
          </table:table-cell>
          <table:table-cell>
            <text:p>7 ± 0.36</text:p>
          </table:table-cell>
          <table:table-cell>
            <text:p>2.2 ± 0.21</text:p>
          </table:table-cell>
          <table:table-cell>
            <text:p>3.4 ± 0.19</text:p>
          </table:table-cell>
          <table:table-cell>
            <text:p>5.6 ± 0.13</text:p>
          </table:table-cell>
          <table:table-cell>
            <text:p>20.30 ± 4.14 %</text:p>
          </table:table-cell>
        </table:table-row>
        <table:table-row>
          <table:table-cell>
            <text:p>1/4</text:p>
          </table:table-cell>
          <table:table-cell>
            <text:p>1.0</text:p>
          </table:table-cell>
          <table:table-cell>
            <text:p>2.3 ± 0.19</text:p>
          </table:table-cell>
          <table:table-cell>
            <text:p>0.44 ± 0.025</text:p>
          </table:table-cell>
          <table:table-cell>
            <text:p>2.7 ± 0.19</text:p>
          </table:table-cell>
          <table:table-cell>
            <text:p>2.3 ± 0.19</text:p>
          </table:table-cell>
          <table:table-cell>
            <text:p>0.37 ± 0.021</text:p>
          </table:table-cell>
          <table:table-cell>
            <text:p>2.6 ± 0.18</text:p>
          </table:table-cell>
          <table:table-cell>
            <text:p>2.62 ± 0.93 %</text:p>
          </table:table-cell>
        </table:table-row>
        <table:table-row>
          <table:table-cell>
            <text:p/>
          </table:table-cell>
          <table:table-cell>
            <text:p>2.0</text:p>
          </table:table-cell>
          <table:table-cell>
            <text:p>2.3 ± 0.19</text:p>
          </table:table-cell>
          <table:table-cell>
            <text:p>0.88 ± 0.05</text:p>
          </table:table-cell>
          <table:table-cell>
            <text:p>3.1 ± 0.2</text:p>
          </table:table-cell>
          <table:table-cell>
            <text:p>2.3 ± 0.19</text:p>
          </table:table-cell>
          <table:table-cell>
            <text:p>0.73 ± 0.044</text:p>
          </table:table-cell>
          <table:table-cell>
            <text:p>3 ± 0.17</text:p>
          </table:table-cell>
          <table:table-cell>
            <text:p>4.51 ± 1.60 %</text:p>
          </table:table-cell>
        </table:table-row>
        <table:table-row>
          <table:table-cell>
            <text:p/>
          </table:table-cell>
          <table:table-cell>
            <text:p>3.0</text:p>
          </table:table-cell>
          <table:table-cell>
            <text:p>2.3 ± 0.19</text:p>
          </table:table-cell>
          <table:table-cell>
            <text:p>1.3 ± 0.075</text:p>
          </table:table-cell>
          <table:table-cell>
            <text:p>3.6 ± 0.2</text:p>
          </table:table-cell>
          <table:table-cell>
            <text:p>2.3 ± 0.2</text:p>
          </table:table-cell>
          <table:table-cell>
            <text:p>1.1 ± 0.07</text:p>
          </table:table-cell>
          <table:table-cell>
            <text:p>3.4 ± 0.16</text:p>
          </table:table-cell>
          <table:table-cell>
            <text:p>5.95 ± 2.11 %</text:p>
          </table:table-cell>
        </table:table-row>
        <table:table-row>
          <table:table-cell>
            <text:p/>
          </table:table-cell>
          <table:table-cell>
            <text:p>4.0</text:p>
          </table:table-cell>
          <table:table-cell>
            <text:p>2.3 ± 0.19</text:p>
          </table:table-cell>
          <table:table-cell>
            <text:p>1.7 ± 0.1</text:p>
          </table:table-cell>
          <table:table-cell>
            <text:p>4 ± 0.21</text:p>
          </table:table-cell>
          <table:table-cell>
            <text:p>2.3 ± 0.21</text:p>
          </table:table-cell>
          <table:table-cell>
            <text:p>1.4 ± 0.099</text:p>
          </table:table-cell>
          <table:table-cell>
            <text:p>3.7 ± 0.15</text:p>
          </table:table-cell>
          <table:table-cell>
            <text:p>7.16 ± 2.52 %</text:p>
          </table:table-cell>
        </table:table-row>
        <table:table-row>
          <table:table-cell>
            <text:p/>
          </table:table-cell>
          <table:table-cell>
            <text:p>5.0</text:p>
          </table:table-cell>
          <table:table-cell>
            <text:p>2.3 ± 0.19</text:p>
          </table:table-cell>
          <table:table-cell>
            <text:p>2.2 ± 0.12</text:p>
          </table:table-cell>
          <table:table-cell>
            <text:p>4.4 ± 0.22</text:p>
          </table:table-cell>
          <table:table-cell>
            <text:p>2.3 ± 0.22</text:p>
          </table:table-cell>
          <table:table-cell>
            <text:p>1.7 ± 0.13</text:p>
          </table:table-cell>
          <table:table-cell>
            <text:p>4.1 ± 0.14</text:p>
          </table:table-cell>
          <table:table-cell>
            <text:p>8.23 ± 2.85 %</text:p>
          </table:table-cell>
        </table:table-row>
        <table:table-row>
          <table:table-cell>
            <text:p/>
          </table:table-cell>
          <table:table-cell>
            <text:p>6.0</text:p>
          </table:table-cell>
          <table:table-cell>
            <text:p>2.3 ± 0.19</text:p>
          </table:table-cell>
          <table:table-cell>
            <text:p>2.6 ± 0.15</text:p>
          </table:table-cell>
          <table:table-cell>
            <text:p>4.8 ± 0.24</text:p>
          </table:table-cell>
          <table:table-cell>
            <text:p>2.3 ± 0.23</text:p>
          </table:table-cell>
          <table:table-cell>
            <text:p>2.1 ± 0.15</text:p>
          </table:table-cell>
          <table:table-cell>
            <text:p>4.4 ± 0.13</text:p>
          </table:table-cell>
          <table:table-cell>
            <text:p>9.22 ± 3.15 %</text:p>
          </table:table-cell>
        </table:table-row>
        <table:table-row>
          <table:table-cell>
            <text:p/>
          </table:table-cell>
          <table:table-cell>
            <text:p>7.0</text:p>
          </table:table-cell>
          <table:table-cell>
            <text:p>2.3 ± 0.19</text:p>
          </table:table-cell>
          <table:table-cell>
            <text:p>3 ± 0.17</text:p>
          </table:table-cell>
          <table:table-cell>
            <text:p>5.3 ± 0.25</text:p>
          </table:table-cell>
          <table:table-cell>
            <text:p>2.4 ± 0.22</text:p>
          </table:table-cell>
          <table:table-cell>
            <text:p>2.3 ± 0.16</text:p>
          </table:table-cell>
          <table:table-cell>
            <text:p>4.7 ± 0.12</text:p>
          </table:table-cell>
          <table:table-cell>
            <text:p>10.15 ± 3.35 %</text:p>
          </table:table-cell>
        </table:table-row>
        <table:table-row>
          <table:table-cell>
            <text:p/>
          </table:table-cell>
          <table:table-cell>
            <text:p>8.0</text:p>
          </table:table-cell>
          <table:table-cell>
            <text:p>2.3 ± 0.19</text:p>
          </table:table-cell>
          <table:table-cell>
            <text:p>3.4 ± 0.2</text:p>
          </table:table-cell>
          <table:table-cell>
            <text:p>5.7 ± 0.27</text:p>
          </table:table-cell>
          <table:table-cell>
            <text:p>2.5 ± 0.18</text:p>
          </table:table-cell>
          <table:table-cell>
            <text:p>2.6 ± 0.15</text:p>
          </table:table-cell>
          <table:table-cell>
            <text:p>5 ± 0.12</text:p>
          </table:table-cell>
          <table:table-cell>
            <text:p>11.10 ± 3.49 %</text:p>
          </table:table-cell>
        </table:table-row>
        <table:table-row>
          <table:table-cell>
            <text:p/>
          </table:table-cell>
          <table:table-cell>
            <text:p>9.0</text:p>
          </table:table-cell>
          <table:table-cell>
            <text:p>2.3 ± 0.19</text:p>
          </table:table-cell>
          <table:table-cell>
            <text:p>3.8 ± 0.22</text:p>
          </table:table-cell>
          <table:table-cell>
            <text:p>6.1 ± 0.28</text:p>
          </table:table-cell>
          <table:table-cell>
            <text:p>2.5 ± 0.15</text:p>
          </table:table-cell>
          <table:table-cell>
            <text:p>2.8 ± 0.14</text:p>
          </table:table-cell>
          <table:table-cell>
            <text:p>5.3 ± 0.13</text:p>
          </table:table-cell>
          <table:table-cell>
            <text:p>12.02 ± 3.58 %</text:p>
          </table:table-cell>
        </table:table-row>
        <table:table-row>
          <table:table-cell>
            <text:p/>
          </table:table-cell>
          <table:table-cell>
            <text:p>10.0</text:p>
          </table:table-cell>
          <table:table-cell>
            <text:p>2.3 ± 0.19</text:p>
          </table:table-cell>
          <table:table-cell>
            <text:p>4.2 ± 0.24</text:p>
          </table:table-cell>
          <table:table-cell>
            <text:p>6.5 ± 0.3</text:p>
          </table:table-cell>
          <table:table-cell>
            <text:p>2.6 ± 0.15</text:p>
          </table:table-cell>
          <table:table-cell>
            <text:p>3.1 ± 0.13</text:p>
          </table:table-cell>
          <table:table-cell>
            <text:p>5.6 ± 0.13</text:p>
          </table:table-cell>
          <table:table-cell>
            <text:p>12.90 ± 3.64 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